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6.21pt"/>
    </style:style>
    <style:style style:name="co5" style:family="table-column">
      <style:table-column-properties fo:break-before="auto" style:column-width="103.15pt"/>
    </style:style>
    <style:style style:name="co6" style:family="table-column">
      <style:table-column-properties fo:break-before="auto" style:column-width="119.4pt"/>
    </style:style>
    <style:style style:name="co7" style:family="table-column">
      <style:table-column-properties fo:break-before="auto" style:column-width="7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27" style:family="table-cell" style:parent-style-name="Default" style:data-style-name="N130"/>
    <style:style style:name="ce28" style:family="table-cell" style:parent-style-name="Default" style:data-style-name="N130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ext-properties fo:color="#ffffff"/>
    </style:style>
    <style:style style:name="ce38" style:family="table-cell" style:parent-style-name="Default">
      <style:text-properties fo:color="#ce181e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32" style:family="table-cell" style:parent-style-name="Default" style:data-style-name="N130">
      <style:table-cell-properties fo:background-color="#cfe7f5"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41" style:family="table-cell" style:parent-style-name="Default" style:data-style-name="N130">
      <style:text-properties fo:color="#ffffff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8.06pt" svg:y="270.37pt">
            <draw:object draw:notify-on-update-of-ranges="Sheet1.E22:Sheet1.E33 Sheet1.F22:Sheet1.F33 Sheet1.G22:Sheet1.G33 Sheet1.H22:Sheet1.H33 Sheet1.I22:Sheet1.I33 Sheet1.J22:Sheet1.J33 Sheet1.K22:Sheet1.K33 Sheet1.L22:Sheet1.L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5" table:number-columns-repeated="2" table:default-cell-style-name="ce38"/>
        <table:table-column table:style-name="co7" table:number-columns-repeated="2" table:default-cell-style-name="ce38"/>
        <table:table-column table:style-name="co3" table:number-columns-repeated="5" table:default-cell-style-name="ce38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2" draw:text-style-name="P3" svg:width="296.56pt" svg:height="106.47pt" svg:x="216pt" svg:y="0pt" draw:caption-point-x="-17.29pt" draw:caption-point-y="0.28pt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  <text:p>witch of agnesi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3" draw:text-style-name="P3" svg:width="118.66pt" svg:height="50.49pt" svg:x="426.19pt" svg:y="0pt" draw:caption-point-x="-17.29pt" draw:caption-point-y="0.28pt">
              <dc:date>2019-06-11T00:00:00</dc:date>
              <text:p text:style-name="P2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  <table:table-cell table:style-name="ce14" office:value-type="string" calcext:value-type="string" table:number-columns-spanned="4" table:number-rows-spanned="1">
            <text:p>OpenMP</text:p>
          </table:table-cell>
          <table:covered-table-cell table:number-columns-repeated="3" table:style-name="ce1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  <table:table-cell table:style-name="Default" table:number-columns-repeated="3"/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1" office:value-type="float" office:value="6.988235" calcext:value-type="float" table:number-columns-spanned="1" table:number-rows-spanned="3">
            <office:annotation draw:style-name="gr4" draw:text-style-name="P3" svg:width="199.08pt" svg:height="117.67pt" svg:x="198.71pt" svg:y="25.88pt" draw:caption-point-x="0pt" draw:caption-point-y="0pt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6.988235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00463" calcext:value-type="float">
            <text:p>0.000000463</text:p>
          </table:table-cell>
          <table:table-cell table:style-name="ce12" office:value-type="float" office:value="0.000215538" calcext:value-type="float">
            <office:annotation draw:style-name="gr5" draw:text-style-name="P3" svg:width="147.34pt" svg:height="39.29pt" svg:x="512.05pt" svg:y="25.88pt" draw:caption-point-x="0pt" draw:caption-point-y="0pt">
              <dc:date>2019-06-11T00:00:00</dc:date>
              <text:p text:style-name="P2"><text:span text:style-name="T1">Duration in seconds running with 1 thread</text:span></text:p>
            </office:annotation>
            <text:p>0.000215538</text:p>
          </table:table-cell>
          <table:table-cell table:style-name="ce12" office:value-type="float" office:value="0.001063886" calcext:value-type="float">
            <office:annotation draw:style-name="gr3" draw:text-style-name="P3" svg:width="148.14pt" svg:height="50.49pt" svg:x="631.45pt" svg:y="25.88pt" draw:caption-point-x="0pt" draw:caption-point-y="0pt">
              <dc:date>2019-06-11T00:00:00</dc:date>
              <text:p text:style-name="P2"><text:span text:style-name="T1">Duration in seconds running with 1xCPU threads</text:span></text:p>
            </office:annotation>
            <text:p>0.001063886</text:p>
          </table:table-cell>
          <table:table-cell table:style-name="ce12" office:value-type="float" office:value="0.001893584" calcext:value-type="float">
            <text:p>0.001893584</text:p>
          </table:table-cell>
          <table:table-cell table:style-name="ce12" office:value-type="float" office:value="0.004480875" calcext:value-type="float">
            <text:p>0.004480875</text:p>
          </table:table-cell>
          <table:table-cell table:style-name="ce12" office:value-type="float" office:value="0.000010449" calcext:value-type="float">
            <text:p>1.0449E-05</text:p>
          </table:table-cell>
          <table:table-cell table:style-name="ce12" office:value-type="float" office:value="0.003882445" calcext:value-type="float">
            <text:p>0.003882445</text:p>
          </table:table-cell>
          <table:table-cell table:style-name="ce12" office:value-type="float" office:value="0.002050438" calcext:value-type="float">
            <text:p>0.002050438</text:p>
          </table:table-cell>
          <table:table-cell table:style-name="ce12" office:value-type="float" office:value="0.004100651" calcext:value-type="float">
            <text:p>0.004100651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0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32" table:formula="of:=[.D3]/[.E3]" office:value-type="float" office:value="0.00214811309374681" calcext:value-type="float">
            <text:p>0.002148113</text:p>
          </table:table-cell>
          <table:table-cell table:style-name="ce32" table:formula="of:=[.D3]/[.F3]" office:value-type="float" office:value="0.000435197004190299" calcext:value-type="float">
            <text:p>0.000435197</text:p>
          </table:table-cell>
          <table:table-cell table:style-name="ce13" table:formula="of:=[.D3]/[.G3]" office:value-type="float" office:value="0.000244509881790298" calcext:value-type="float">
            <text:p>0.00024450988179</text:p>
          </table:table-cell>
          <table:table-cell table:style-name="ce32" table:formula="of:=[.D3]/[.H3]" office:value-type="float" office:value="0.000103328033029263" calcext:value-type="float">
            <text:p>0.000103328</text:p>
          </table:table-cell>
          <table:table-cell table:style-name="ce32" table:formula="of:=[.H3]/[.I3]" office:value-type="float" office:value="428.832902670112" calcext:value-type="float">
            <text:p>428.832902670</text:p>
          </table:table-cell>
          <table:table-cell table:style-name="ce32" table:formula="of:=[.H3]/[.J3]" office:value-type="float" office:value="1.15413740568121" calcext:value-type="float">
            <text:p>1.154137406</text:p>
          </table:table-cell>
          <table:table-cell table:style-name="ce13" table:formula="of:=[.H3]/[.K3]" office:value-type="float" office:value="2.18532576942097" calcext:value-type="float">
            <text:p>2.18532576942097</text:p>
          </table:table-cell>
          <table:table-cell table:style-name="ce32" table:formula="of:=[.H3]/[.L3]" office:value-type="float" office:value="1.0927228383981" calcext:value-type="float">
            <text:p>1.092722838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51.48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4]/[.E2]" office:value-type="float" office:value="0.00214811309374681" calcext:value-type="float">
            <text:p>0.002148113093747</text:p>
          </table:table-cell>
          <table:table-cell table:style-name="ce13" table:formula="of:=[.F4]/[.F2]" office:value-type="float" office:value="0.0000271998127618937" calcext:value-type="float">
            <text:p>2.71998127618937E-05</text:p>
          </table:table-cell>
          <table:table-cell table:style-name="ce13" table:formula="of:=[.G4]/[.G2]" office:value-type="float" office:value="0.00000764093380594682" calcext:value-type="float">
            <text:p>7.64093380594682E-06</text:p>
          </table:table-cell>
          <table:table-cell table:style-name="ce13" table:formula="of:=[.H4]/[.H2]" office:value-type="float" office:value="0.00000161450051608223" calcext:value-type="float">
            <text:p>1.61450051608223E-06</text:p>
          </table:table-cell>
          <table:table-cell table:style-name="ce13" table:formula="of:=[.I4]/[.I2]" office:value-type="float" office:value="428.832902670112" calcext:value-type="float">
            <text:p>428.832902670112</text:p>
          </table:table-cell>
          <table:table-cell table:style-name="ce13" table:formula="of:=[.J4]/[.J2]" office:value-type="float" office:value="0.0721335878550759" calcext:value-type="float">
            <text:p>0.072133587855076</text:p>
          </table:table-cell>
          <table:table-cell table:style-name="ce13" table:formula="of:=[.K4]/[.K2]" office:value-type="float" office:value="0.0682914302944054" calcext:value-type="float">
            <text:p>0.068291430294405</text:p>
          </table:table-cell>
          <table:table-cell table:style-name="ce13" table:formula="of:=[.L4]/[.L2]" office:value-type="float" office:value="0.0170737943499703" calcext:value-type="float">
            <text:p>0.01707379434997</text:p>
          </table:table-cell>
          <table:table-cell table:style-name="Default" table:number-columns-repeated="3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21" office:value-type="float" office:value="6.381742" calcext:value-type="float" table:number-columns-spanned="1" table:number-rows-spanned="3">
            <text:p>6.381742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01059" calcext:value-type="float">
            <text:p>0.000001059</text:p>
          </table:table-cell>
          <table:table-cell table:style-name="ce12" office:value-type="float" office:value="0.000226263" calcext:value-type="float">
            <text:p>0.000226263</text:p>
          </table:table-cell>
          <table:table-cell table:style-name="ce12" office:value-type="float" office:value="0.001114503" calcext:value-type="float">
            <text:p>0.001114503</text:p>
          </table:table-cell>
          <table:table-cell table:style-name="ce12" office:value-type="float" office:value="0.002317742" calcext:value-type="float">
            <text:p>0.002317742</text:p>
          </table:table-cell>
          <table:table-cell table:style-name="ce12" office:value-type="float" office:value="0.004432556" calcext:value-type="float">
            <text:p>0.004432556</text:p>
          </table:table-cell>
          <table:table-cell table:style-name="ce12" office:value-type="float" office:value="0.000011306" calcext:value-type="float">
            <text:p>1.1306E-05</text:p>
          </table:table-cell>
          <table:table-cell table:style-name="ce12" office:value-type="float" office:value="0.00106805" calcext:value-type="float">
            <text:p>0.00106805</text:p>
          </table:table-cell>
          <table:table-cell table:style-name="ce12" office:value-type="float" office:value="0.001986442" calcext:value-type="float">
            <text:p>0.001986442</text:p>
          </table:table-cell>
          <table:table-cell table:style-name="ce12" office:value-type="float" office:value="0.004670113" calcext:value-type="float">
            <text:p>0.004670113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38.41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6]/[.E6]" office:value-type="float" office:value="0.00468039405470625" calcext:value-type="float">
            <text:p>0.004680394054706</text:p>
          </table:table-cell>
          <table:table-cell table:style-name="ce13" table:formula="of:=[.D6]/[.F6]" office:value-type="float" office:value="0.000950199326515945" calcext:value-type="float">
            <text:p>0.000950199326516</text:p>
          </table:table-cell>
          <table:table-cell table:style-name="ce32" table:formula="of:=[.D6]/[.G6]" office:value-type="float" office:value="0.000456910216926647" calcext:value-type="float">
            <text:p>0.000456910</text:p>
          </table:table-cell>
          <table:table-cell table:style-name="ce13" table:formula="of:=[.D6]/[.H6]" office:value-type="float" office:value="0.000238914071249184" calcext:value-type="float">
            <text:p>0.000238914071249</text:p>
          </table:table-cell>
          <table:table-cell table:style-name="ce13" table:formula="of:=[.H6]/[.I6]" office:value-type="float" office:value="392.05342296126" calcext:value-type="float">
            <text:p>392.05342296126</text:p>
          </table:table-cell>
          <table:table-cell table:style-name="ce13" table:formula="of:=[.H6]/[.J6]" office:value-type="float" office:value="4.15013903843453" calcext:value-type="float">
            <text:p>4.15013903843453</text:p>
          </table:table-cell>
          <table:table-cell table:style-name="ce32" table:formula="of:=[.H6]/[.K6]" office:value-type="float" office:value="2.23140469240985" calcext:value-type="float">
            <text:p>2.231404692</text:p>
          </table:table-cell>
          <table:table-cell table:style-name="ce13" table:formula="of:=[.H6]/[.L6]" office:value-type="float" office:value="0.949132494224444" calcext:value-type="float">
            <text:p>0.949132494224444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89.86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7]/[.E2]" office:value-type="float" office:value="0.00468039405470625" calcext:value-type="float">
            <text:p>0.004680394054706</text:p>
          </table:table-cell>
          <table:table-cell table:style-name="ce13" table:formula="of:=[.F7]/[.F2]" office:value-type="float" office:value="0.0000593874579072466" calcext:value-type="float">
            <text:p>5.93874579072466E-05</text:p>
          </table:table-cell>
          <table:table-cell table:style-name="ce13" table:formula="of:=[.G7]/[.G2]" office:value-type="float" office:value="0.0000142784442789577" calcext:value-type="float">
            <text:p>1.42784442789577E-05</text:p>
          </table:table-cell>
          <table:table-cell table:style-name="ce13" table:formula="of:=[.H7]/[.H2]" office:value-type="float" office:value="0.00000373303236326851" calcext:value-type="float">
            <text:p>3.73303236326851E-06</text:p>
          </table:table-cell>
          <table:table-cell table:style-name="ce13" table:formula="of:=[.I7]/[.I2]" office:value-type="float" office:value="392.05342296126" calcext:value-type="float">
            <text:p>392.05342296126</text:p>
          </table:table-cell>
          <table:table-cell table:style-name="ce13" table:formula="of:=[.J7]/[.J2]" office:value-type="float" office:value="0.259383689902158" calcext:value-type="float">
            <text:p>0.259383689902158</text:p>
          </table:table-cell>
          <table:table-cell table:style-name="ce13" table:formula="of:=[.K7]/[.K2]" office:value-type="float" office:value="0.0697313966378077" calcext:value-type="float">
            <text:p>0.069731396637808</text:p>
          </table:table-cell>
          <table:table-cell table:style-name="ce13" table:formula="of:=[.L7]/[.L2]" office:value-type="float" office:value="0.0148301952222569" calcext:value-type="float">
            <text:p>0.014830195222257</text:p>
          </table:table-cell>
          <table:table-cell table:style-name="Default" table:number-columns-repeated="3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table:style-name="ce21" office:value-type="float" office:value="6.380811" calcext:value-type="float" table:number-columns-spanned="1" table:number-rows-spanned="3">
            <text:p>6.380811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38352" calcext:value-type="float">
            <text:p>0.000038352</text:p>
          </table:table-cell>
          <table:table-cell table:style-name="ce12" office:value-type="float" office:value="0.000210284" calcext:value-type="float">
            <text:p>0.000210284</text:p>
          </table:table-cell>
          <table:table-cell table:style-name="ce12" office:value-type="float" office:value="0.001394066" calcext:value-type="float">
            <text:p>0.001394066</text:p>
          </table:table-cell>
          <table:table-cell table:style-name="ce12" office:value-type="float" office:value="0.001954632" calcext:value-type="float">
            <text:p>0.001954632</text:p>
          </table:table-cell>
          <table:table-cell table:style-name="ce12" office:value-type="float" office:value="0.004164852" calcext:value-type="float">
            <text:p>0.004164852</text:p>
          </table:table-cell>
          <table:table-cell table:style-name="ce12" office:value-type="float" office:value="0.000138939" calcext:value-type="float">
            <text:p>0.000138939</text:p>
          </table:table-cell>
          <table:table-cell table:style-name="ce12" office:value-type="float" office:value="0.001250613" calcext:value-type="float">
            <text:p>0.001250613</text:p>
          </table:table-cell>
          <table:table-cell table:style-name="ce12" office:value-type="float" office:value="0.002145785" calcext:value-type="float">
            <text:p>0.002145785</text:p>
          </table:table-cell>
          <table:table-cell table:style-name="ce12" office:value-type="float" office:value="0.003791412" calcext:value-type="float">
            <text:p>0.003791412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76.82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9]/[.E9]" office:value-type="float" office:value="0.182381921591752" calcext:value-type="float">
            <text:p>0.182381921591752</text:p>
          </table:table-cell>
          <table:table-cell table:style-name="ce13" table:formula="of:=[.D9]/[.F9]" office:value-type="float" office:value="0.0275108925976245" calcext:value-type="float">
            <text:p>0.027510892597625</text:p>
          </table:table-cell>
          <table:table-cell table:style-name="ce13" table:formula="of:=[.D9]/[.G9]" office:value-type="float" office:value="0.0196210846849944" calcext:value-type="float">
            <text:p>0.019621084684994</text:p>
          </table:table-cell>
          <table:table-cell table:style-name="ce13" table:formula="of:=[.D9]/[.H9]" office:value-type="float" office:value="0.00920849048177462" calcext:value-type="float">
            <text:p>0.009208490481775</text:p>
          </table:table-cell>
          <table:table-cell table:style-name="ce13" table:formula="of:=[.H9]/[.I9]" office:value-type="float" office:value="29.9761190162589" calcext:value-type="float">
            <text:p>29.9761190162589</text:p>
          </table:table-cell>
          <table:table-cell table:style-name="ce13" table:formula="of:=[.H9]/[.J9]" office:value-type="float" office:value="3.330248446162" calcext:value-type="float">
            <text:p>3.330248446162</text:p>
          </table:table-cell>
          <table:table-cell table:style-name="ce13" table:formula="of:=[.H9]/[.K9]" office:value-type="float" office:value="1.94094562129943" calcext:value-type="float">
            <text:p>1.94094562129943</text:p>
          </table:table-cell>
          <table:table-cell table:style-name="ce13" table:formula="of:=[.H9]/[.L9]" office:value-type="float" office:value="1.09849628581647" calcext:value-type="float">
            <text:p>1.09849628581647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128.27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10]/[.E2]" office:value-type="float" office:value="0.182381921591752" calcext:value-type="float">
            <text:p>0.182381921591752</text:p>
          </table:table-cell>
          <table:table-cell table:style-name="ce13" table:formula="of:=[.F10]/[.F2]" office:value-type="float" office:value="0.00171943078735153" calcext:value-type="float">
            <text:p>0.001719430787352</text:p>
          </table:table-cell>
          <table:table-cell table:style-name="ce13" table:formula="of:=[.G10]/[.G2]" office:value-type="float" office:value="0.000613158896406075" calcext:value-type="float">
            <text:p>0.000613158896406</text:p>
          </table:table-cell>
          <table:table-cell table:style-name="ce13" table:formula="of:=[.H10]/[.H2]" office:value-type="float" office:value="0.000143882663777728" calcext:value-type="float">
            <text:p>0.000143882663778</text:p>
          </table:table-cell>
          <table:table-cell table:style-name="ce13" table:formula="of:=[.I10]/[.I2]" office:value-type="float" office:value="29.9761190162589" calcext:value-type="float">
            <text:p>29.9761190162589</text:p>
          </table:table-cell>
          <table:table-cell table:style-name="ce13" table:formula="of:=[.J10]/[.J2]" office:value-type="float" office:value="0.208140527885125" calcext:value-type="float">
            <text:p>0.208140527885125</text:p>
          </table:table-cell>
          <table:table-cell table:style-name="ce13" table:formula="of:=[.K10]/[.K2]" office:value-type="float" office:value="0.0606545506656072" calcext:value-type="float">
            <text:p>0.060654550665607</text:p>
          </table:table-cell>
          <table:table-cell table:style-name="ce13" table:formula="of:=[.L10]/[.L2]" office:value-type="float" office:value="0.0171640044658824" calcext:value-type="float">
            <text:p>0.017164004465882</text:p>
          </table:table-cell>
          <table:table-cell table:style-name="Default" table:number-columns-repeated="3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table:style-name="ce21" office:value-type="float" office:value="6.37764" calcext:value-type="float" table:number-columns-spanned="1" table:number-rows-spanned="3">
            <text:p>6.37764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0.034519369" calcext:value-type="float">
            <text:p>0.034519369</text:p>
          </table:table-cell>
          <table:table-cell table:style-name="ce12" office:value-type="float" office:value="0.051722141" calcext:value-type="float">
            <text:p>0.051722141</text:p>
          </table:table-cell>
          <table:table-cell table:style-name="ce12" office:value-type="float" office:value="0.01468867" calcext:value-type="float">
            <text:p>0.01468867</text:p>
          </table:table-cell>
          <table:table-cell table:style-name="ce12" office:value-type="float" office:value="0.017754046" calcext:value-type="float">
            <text:p>0.017754046</text:p>
          </table:table-cell>
          <table:table-cell table:style-name="ce12" office:value-type="float" office:value="0.020144136" calcext:value-type="float">
            <text:p>0.020144136</text:p>
          </table:table-cell>
          <table:table-cell table:style-name="ce12" office:value-type="float" office:value="0.038822496" calcext:value-type="float">
            <text:p>0.038822496</text:p>
          </table:table-cell>
          <table:table-cell table:style-name="ce12" office:value-type="float" office:value="0.009139428" calcext:value-type="float">
            <text:p>0.009139428</text:p>
          </table:table-cell>
          <table:table-cell table:style-name="ce12" office:value-type="float" office:value="0.01139521" calcext:value-type="float">
            <text:p>0.01139521</text:p>
          </table:table-cell>
          <table:table-cell table:style-name="ce12" office:value-type="float" office:value="0.024492193" calcext:value-type="float">
            <text:p>0.024492193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115.2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12]/[.E12]" office:value-type="float" office:value="0.667400233876629" calcext:value-type="float">
            <text:p>0.667400233876629</text:p>
          </table:table-cell>
          <table:table-cell table:style-name="ce13" table:formula="of:=[.D12]/[.F12]" office:value-type="float" office:value="2.35006770524493" calcext:value-type="float">
            <text:p>2.35006770524493</text:p>
          </table:table-cell>
          <table:table-cell table:style-name="ce13" table:formula="of:=[.D12]/[.G12]" office:value-type="float" office:value="1.94430998995947" calcext:value-type="float">
            <text:p>1.94430998995947</text:p>
          </table:table-cell>
          <table:table-cell table:style-name="ce13" table:formula="of:=[.D12]/[.H12]" office:value-type="float" office:value="1.71361874244693" calcext:value-type="float">
            <text:p>1.71361874244693</text:p>
          </table:table-cell>
          <table:table-cell table:style-name="ce13" table:formula="of:=[.H12]/[.I12]" office:value-type="float" office:value="0.518877920677743" calcext:value-type="float">
            <text:p>0.518877920677743</text:p>
          </table:table-cell>
          <table:table-cell table:style-name="ce13" table:formula="of:=[.H12]/[.J12]" office:value-type="float" office:value="2.20409154708588" calcext:value-type="float">
            <text:p>2.20409154708588</text:p>
          </table:table-cell>
          <table:table-cell table:style-name="ce13" table:formula="of:=[.H12]/[.K12]" office:value-type="float" office:value="1.76777224816392" calcext:value-type="float">
            <text:p>1.76777224816392</text:p>
          </table:table-cell>
          <table:table-cell table:style-name="ce13" table:formula="of:=[.H12]/[.L12]" office:value-type="float" office:value="0.822471715783066" calcext:value-type="float">
            <text:p>0.822471715783066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166.68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13]/[.E2]" office:value-type="float" office:value="0.667400233876629" calcext:value-type="float">
            <text:p>0.667400233876629</text:p>
          </table:table-cell>
          <table:table-cell table:style-name="ce13" table:formula="of:=[.F13]/[.F2]" office:value-type="float" office:value="0.146879231577808" calcext:value-type="float">
            <text:p>0.146879231577808</text:p>
          </table:table-cell>
          <table:table-cell table:style-name="ce13" table:formula="of:=[.G13]/[.G2]" office:value-type="float" office:value="0.0607596871862335" calcext:value-type="float">
            <text:p>0.060759687186234</text:p>
          </table:table-cell>
          <table:table-cell table:style-name="ce13" table:formula="of:=[.H13]/[.H2]" office:value-type="float" office:value="0.0267752928507333" calcext:value-type="float">
            <text:p>0.026775292850733</text:p>
          </table:table-cell>
          <table:table-cell table:style-name="ce13" table:formula="of:=[.I13]/[.I2]" office:value-type="float" office:value="0.518877920677743" calcext:value-type="float">
            <text:p>0.518877920677743</text:p>
          </table:table-cell>
          <table:table-cell table:style-name="ce13" table:formula="of:=[.J13]/[.J2]" office:value-type="float" office:value="0.137755721692867" calcext:value-type="float">
            <text:p>0.137755721692867</text:p>
          </table:table-cell>
          <table:table-cell table:style-name="ce13" table:formula="of:=[.K13]/[.K2]" office:value-type="float" office:value="0.0552428827551225" calcext:value-type="float">
            <text:p>0.055242882755123</text:p>
          </table:table-cell>
          <table:table-cell table:style-name="ce13" table:formula="of:=[.L13]/[.L2]" office:value-type="float" office:value="0.0128511205591104" calcext:value-type="float">
            <text:p>0.01285112055911</text:p>
          </table:table-cell>
          <table:table-cell table:style-name="Default" table:number-columns-repeated="3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table:style-name="ce21" office:value-type="float" office:value="6.377636" calcext:value-type="float" table:number-columns-spanned="1" table:number-rows-spanned="3">
            <text:p>6.377636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9.274652015" calcext:value-type="float">
            <text:p>9.274652015</text:p>
          </table:table-cell>
          <table:table-cell table:style-name="ce12" office:value-type="float" office:value="24.350556633" calcext:value-type="float">
            <text:p>24.350556633</text:p>
          </table:table-cell>
          <table:table-cell table:style-name="ce12" office:value-type="float" office:value="3.492434143" calcext:value-type="float">
            <text:p>3.492434143</text:p>
          </table:table-cell>
          <table:table-cell table:style-name="ce12" office:value-type="float" office:value="3.462034732" calcext:value-type="float">
            <text:p>3.462034732</text:p>
          </table:table-cell>
          <table:table-cell table:style-name="ce12" office:value-type="float" office:value="3.398725746" calcext:value-type="float">
            <text:p>3.398725746</text:p>
          </table:table-cell>
          <table:table-cell table:style-name="ce12" office:value-type="float" office:value="31.809397694" calcext:value-type="float">
            <text:p>31.809397694</text:p>
          </table:table-cell>
          <table:table-cell table:style-name="ce12" office:value-type="float" office:value="4.407413357" calcext:value-type="float">
            <text:p>4.407413357</text:p>
          </table:table-cell>
          <table:table-cell table:style-name="ce12" office:value-type="float" office:value="4.342817506" calcext:value-type="float">
            <text:p>4.342817506</text:p>
          </table:table-cell>
          <table:table-cell table:style-name="ce12" office:value-type="float" office:value="4.358513993" calcext:value-type="float">
            <text:p>4.358513993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153.61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15]/[.E15]" office:value-type="float" office:value="0.380880492991727" calcext:value-type="float">
            <text:p>0.380880492991727</text:p>
          </table:table-cell>
          <table:table-cell table:style-name="ce13" table:formula="of:=[.D15]/[.F15]" office:value-type="float" office:value="2.6556412047424" calcext:value-type="float">
            <text:p>2.6556412047424</text:p>
          </table:table-cell>
          <table:table-cell table:style-name="ce13" table:formula="of:=[.D15]/[.G15]" office:value-type="float" office:value="2.67895984094939" calcext:value-type="float">
            <text:p>2.67895984094939</text:p>
          </table:table-cell>
          <table:table-cell table:style-name="ce13" table:formula="of:=[.D15]/[.H15]" office:value-type="float" office:value="2.72886155227895" calcext:value-type="float">
            <text:p>2.72886155227895</text:p>
          </table:table-cell>
          <table:table-cell table:style-name="ce13" table:formula="of:=[.H15]/[.I15]" office:value-type="float" office:value="0.106846592277385" calcext:value-type="float">
            <text:p>0.106846592277385</text:p>
          </table:table-cell>
          <table:table-cell table:style-name="ce13" table:formula="of:=[.H15]/[.J15]" office:value-type="float" office:value="0.771138414009213" calcext:value-type="float">
            <text:p>0.771138414009213</text:p>
          </table:table-cell>
          <table:table-cell table:style-name="ce13" table:formula="of:=[.H15]/[.K15]" office:value-type="float" office:value="0.782608465887491" calcext:value-type="float">
            <text:p>0.782608465887491</text:p>
          </table:table-cell>
          <table:table-cell table:style-name="ce13" table:formula="of:=[.H15]/[.L15]" office:value-type="float" office:value="0.779790027394321" calcext:value-type="float">
            <text:p>0.779790027394321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205.06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16]/[.E2]" office:value-type="float" office:value="0.380880492991727" calcext:value-type="float">
            <text:p>0.380880492991727</text:p>
          </table:table-cell>
          <table:table-cell table:style-name="ce13" table:formula="of:=[.F16]/[.F2]" office:value-type="float" office:value="0.1659775752964" calcext:value-type="float">
            <text:p>0.1659775752964</text:p>
          </table:table-cell>
          <table:table-cell table:style-name="ce13" table:formula="of:=[.G16]/[.G2]" office:value-type="float" office:value="0.0837174950296686" calcext:value-type="float">
            <text:p>0.083717495029669</text:p>
          </table:table-cell>
          <table:table-cell table:style-name="ce13" table:formula="of:=[.H16]/[.H2]" office:value-type="float" office:value="0.0426384617543586" calcext:value-type="float">
            <text:p>0.042638461754359</text:p>
          </table:table-cell>
          <table:table-cell table:style-name="ce13" table:formula="of:=[.I16]/[.I2]" office:value-type="float" office:value="0.106846592277385" calcext:value-type="float">
            <text:p>0.106846592277385</text:p>
          </table:table-cell>
          <table:table-cell table:style-name="ce13" table:formula="of:=[.J16]/[.J2]" office:value-type="float" office:value="0.0481961508755758" calcext:value-type="float">
            <text:p>0.048196150875576</text:p>
          </table:table-cell>
          <table:table-cell table:style-name="ce13" table:formula="of:=[.K16]/[.K2]" office:value-type="float" office:value="0.0244565145589841" calcext:value-type="float">
            <text:p>0.024456514558984</text:p>
          </table:table-cell>
          <table:table-cell table:style-name="ce13" table:formula="of:=[.L16]/[.L2]" office:value-type="float" office:value="0.0121842191780363" calcext:value-type="float">
            <text:p>0.012184219178036</text:p>
          </table:table-cell>
          <table:table-cell table:style-name="Default" table:number-columns-repeated="3"/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3" draw:text-style-name="P3" svg:width="144.77pt" svg:height="50.49pt" svg:x="112.79pt" svg:y="175.07pt" draw:caption-point-x="-17.29pt" draw:caption-point-y="42.8pt">
              <dc:date>2019-06-11T00:00:00</dc:date>
              <text:p text:style-name="P2"><text:span text:style-name="T1">Create a combinated graph with the results of this n</text:span></text:p>
            </office:annotation>
            <text:p>10,000,000,000</text:p>
          </table:table-cell>
          <table:table-cell table:style-name="ce21" office:value-type="float" office:value="6.377636" calcext:value-type="float" table:number-columns-spanned="1" table:number-rows-spanned="3">
            <text:p>6.377636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92.525373168" calcext:value-type="float">
            <text:p>92.525373168</text:p>
          </table:table-cell>
          <table:table-cell table:style-name="ce12" office:value-type="float" office:value="235.323265125" calcext:value-type="float">
            <text:p>235.323265125</text:p>
          </table:table-cell>
          <table:table-cell table:style-name="ce12" office:value-type="float" office:value="33.881362281" calcext:value-type="float">
            <text:p>33.881362281</text:p>
          </table:table-cell>
          <table:table-cell table:style-name="ce12" office:value-type="float" office:value="33.785496064" calcext:value-type="float">
            <text:p>33.785496064</text:p>
          </table:table-cell>
          <table:table-cell table:style-name="ce12" office:value-type="float" office:value="33.483725108" calcext:value-type="float">
            <text:p>33.483725108</text:p>
          </table:table-cell>
          <table:table-cell table:style-name="ce12" office:value-type="float" office:value="307.35585085" calcext:value-type="float">
            <text:p>307.35585085</text:p>
          </table:table-cell>
          <table:table-cell table:style-name="ce12" office:value-type="float" office:value="43.636192355" calcext:value-type="float">
            <text:p>43.636192355</text:p>
          </table:table-cell>
          <table:table-cell table:style-name="ce12" office:value-type="float" office:value="42.785149311" calcext:value-type="float">
            <text:p>42.785149311</text:p>
          </table:table-cell>
          <table:table-cell table:style-name="ce12" office:value-type="float" office:value="42.85992671" calcext:value-type="float">
            <text:p>42.85992671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speedup</text:p>
          </table:table-cell>
          <table:table-cell table:style-name="ce28" office:value-type="string" calcext:value-type="string">
            <office:annotation draw:style-name="gr6" draw:text-style-name="P3" svg:width="192.47pt" svg:height="61.68pt" svg:x="426.19pt" svg:y="192.02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  <text:p>T(serial)/T(parallel)</text:p>
          </table:table-cell>
          <table:table-cell table:style-name="ce13" table:formula="of:=[.D18]/[.E18]" office:value-type="float" office:value="0.393184129579589" calcext:value-type="float">
            <text:p>0.393184129579589</text:p>
          </table:table-cell>
          <table:table-cell table:style-name="ce13" table:formula="of:=[.D18]/[.F18]" office:value-type="float" office:value="2.73086342870831" calcext:value-type="float">
            <text:p>2.73086342870831</text:p>
          </table:table-cell>
          <table:table-cell table:style-name="ce13" table:formula="of:=[.D18]/[.G18]" office:value-type="float" office:value="2.7386122433345" calcext:value-type="float">
            <text:p>2.7386122433345</text:p>
          </table:table-cell>
          <table:table-cell table:style-name="ce13" table:formula="of:=[.D18]/[.H18]" office:value-type="float" office:value="2.76329389485681" calcext:value-type="float">
            <text:p>2.76329389485681</text:p>
          </table:table-cell>
          <table:table-cell table:style-name="ce13" table:formula="of:=[.H18]/[.I18]" office:value-type="float" office:value="0.108941232175669" calcext:value-type="float">
            <text:p>0.108941232175669</text:p>
          </table:table-cell>
          <table:table-cell table:style-name="ce13" table:formula="of:=[.H18]/[.J18]" office:value-type="float" office:value="0.76733837901334" calcext:value-type="float">
            <text:p>0.76733837901334</text:p>
          </table:table-cell>
          <table:table-cell table:style-name="ce13" table:formula="of:=[.H18]/[.K18]" office:value-type="float" office:value="0.782601571975615" calcext:value-type="float">
            <text:p>0.782601571975615</text:p>
          </table:table-cell>
          <table:table-cell table:style-name="ce13" table:formula="of:=[.H18]/[.L18]" office:value-type="float" office:value="0.781236172767128" calcext:value-type="float">
            <text:p>0.781236172767128</text:p>
          </table:table-cell>
          <table:table-cell table:style-name="Default" table:number-columns-repeated="3"/>
        </table:table-row>
        <table:table-row table:style-name="ro1">
          <table:covered-table-cell table:style-name="ce4"/>
          <table:covered-table-cell table:style-name="ce22"/>
          <table:table-cell table:style-name="ce10" office:value-type="string" calcext:value-type="string">
            <text:p>efficiency</text:p>
          </table:table-cell>
          <table:table-cell table:style-name="ce29" office:value-type="string" calcext:value-type="string">
            <office:annotation draw:style-name="gr6" draw:text-style-name="P3" svg:width="192.47pt" svg:height="61.68pt" svg:x="408.9pt" svg:y="243.47pt" draw:caption-point-x="0pt" draw:caption-point-y="0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T(serial)/(T(parallel)*Workers)</text:p>
          </table:table-cell>
          <table:table-cell table:style-name="ce13" table:formula="of:=[.E19]/[.E2]" office:value-type="float" office:value="0.393184129579589" calcext:value-type="float">
            <text:p>0.393184129579589</text:p>
          </table:table-cell>
          <table:table-cell table:style-name="ce13" table:formula="of:=[.F19]/[.F2]" office:value-type="float" office:value="0.170678964294269" calcext:value-type="float">
            <text:p>0.170678964294269</text:p>
          </table:table-cell>
          <table:table-cell table:style-name="ce13" table:formula="of:=[.G19]/[.G2]" office:value-type="float" office:value="0.0855816326042032" calcext:value-type="float">
            <text:p>0.085581632604203</text:p>
          </table:table-cell>
          <table:table-cell table:style-name="ce13" table:formula="of:=[.H19]/[.H2]" office:value-type="float" office:value="0.0431764671071376" calcext:value-type="float">
            <text:p>0.043176467107138</text:p>
          </table:table-cell>
          <table:table-cell table:style-name="ce13" table:formula="of:=[.I19]/[.I2]" office:value-type="float" office:value="0.108941232175669" calcext:value-type="float">
            <text:p>0.108941232175669</text:p>
          </table:table-cell>
          <table:table-cell table:style-name="ce13" table:formula="of:=[.J19]/[.J2]" office:value-type="float" office:value="0.0479586486883338" calcext:value-type="float">
            <text:p>0.047958648688334</text:p>
          </table:table-cell>
          <table:table-cell table:style-name="ce13" table:formula="of:=[.K19]/[.K2]" office:value-type="float" office:value="0.024456299124238" calcext:value-type="float">
            <text:p>0.024456299124238</text:p>
          </table:table-cell>
          <table:table-cell table:style-name="ce13" table:formula="of:=[.L19]/[.L2]" office:value-type="float" office:value="0.0122068151994864" calcext:value-type="float">
            <text:p>0.012206815199486</text:p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64" calcext:value-type="float">
            <text:p>64</text:p>
          </table:table-cell>
          <table:table-cell table:style-name="ce36" table:formula="of:=[.I2]" office:value-type="float" office:value="1" calcext:value-type="float">
            <text:p>1</text:p>
          </table:table-cell>
          <table:table-cell table:style-name="ce36" table:formula="of:=[.J2]" office:value-type="float" office:value="16" calcext:value-type="float">
            <text:p>16</text:p>
          </table:table-cell>
          <table:table-cell table:style-name="ce36" table:formula="of:=[.K2]" office:value-type="float" office:value="32" calcext:value-type="float">
            <text:p>32</text:p>
          </table:table-cell>
          <table:table-cell table:style-name="ce36" table:formula="of:=[.L2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speedup</text:p>
          </table:table-cell>
          <table:table-cell table:style-name="ce41" table:formula="of:=[.E4]" office:value-type="float" office:value="0.00214811309374681" calcext:value-type="float">
            <text:p>0.002148113</text:p>
          </table:table-cell>
          <table:table-cell table:style-name="ce41" table:formula="of:=[.F4]" office:value-type="float" office:value="0.000435197004190299" calcext:value-type="float">
            <text:p>0.000435197</text:p>
          </table:table-cell>
          <table:table-cell table:style-name="ce41" table:formula="of:=[.G4]" office:value-type="float" office:value="0.000244509881790298" calcext:value-type="float">
            <text:p>0.000244510</text:p>
          </table:table-cell>
          <table:table-cell table:style-name="ce41" table:formula="of:=[.H4]" office:value-type="float" office:value="0.000103328033029263" calcext:value-type="float">
            <text:p>0.000103328</text:p>
          </table:table-cell>
          <table:table-cell table:style-name="ce36" table:formula="of:=[.I3]" office:value-type="float" office:value="0.000010449" calcext:value-type="float">
            <text:p>1.0449E-05</text:p>
          </table:table-cell>
          <table:table-cell table:style-name="ce36" table:formula="of:=[.J3]" office:value-type="float" office:value="0.003882445" calcext:value-type="float">
            <text:p>0.003882445</text:p>
          </table:table-cell>
          <table:table-cell table:style-name="ce36" table:formula="of:=[.K3]" office:value-type="float" office:value="0.002050438" calcext:value-type="float">
            <text:p>0.002050438</text:p>
          </table:table-cell>
          <table:table-cell table:style-name="ce36" table:formula="of:=[.L3]" office:value-type="float" office:value="0.004100651" calcext:value-type="float">
            <text:p>0.0041006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efficiency</text:p>
          </table:table-cell>
          <table:table-cell table:style-name="ce36" table:formula="of:=[.E5]" office:value-type="float" office:value="0.00214811309374681" calcext:value-type="float">
            <text:p>0.002148113093747</text:p>
          </table:table-cell>
          <table:table-cell table:style-name="ce36" table:formula="of:=[.F5]" office:value-type="float" office:value="0.0000271998127618937" calcext:value-type="float">
            <text:p>2.71998127618937E-05</text:p>
          </table:table-cell>
          <table:table-cell table:style-name="ce36" table:formula="of:=[.G5]" office:value-type="float" office:value="0.00000764093380594682" calcext:value-type="float">
            <text:p>7.64093380594682E-06</text:p>
          </table:table-cell>
          <table:table-cell table:style-name="ce36" table:formula="of:=[.H5]" office:value-type="float" office:value="0.00000161450051608223" calcext:value-type="float">
            <text:p>1.61450051608223E-06</text:p>
          </table:table-cell>
          <table:table-cell table:style-name="ce36" table:formula="of:=[.I4]" office:value-type="float" office:value="428.832902670112" calcext:value-type="float">
            <text:p>428.832902670112</text:p>
          </table:table-cell>
          <table:table-cell table:style-name="ce36" table:formula="of:=[.J4]" office:value-type="float" office:value="1.15413740568121" calcext:value-type="float">
            <text:p>1.15413740568121</text:p>
          </table:table-cell>
          <table:table-cell table:style-name="ce36" table:formula="of:=[.K4]" office:value-type="float" office:value="2.18532576942097" calcext:value-type="float">
            <text:p>2.18532576942097</text:p>
          </table:table-cell>
          <table:table-cell table:style-name="ce36" table:formula="of:=[.L4]" office:value-type="float" office:value="1.0927228383981" calcext:value-type="float">
            <text:p>1.09272283839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speedup</text:p>
          </table:table-cell>
          <table:table-cell table:style-name="ce36" table:formula="of:=[.E7]" office:value-type="float" office:value="0.00468039405470625" calcext:value-type="float">
            <text:p>0.004680394054706</text:p>
          </table:table-cell>
          <table:table-cell table:style-name="ce36" table:formula="of:=[.F7]" office:value-type="float" office:value="0.000950199326515945" calcext:value-type="float">
            <text:p>0.000950199326516</text:p>
          </table:table-cell>
          <table:table-cell table:style-name="ce41" table:formula="of:=[.G7]" office:value-type="float" office:value="0.000456910216926647" calcext:value-type="float">
            <text:p>0.000456910</text:p>
          </table:table-cell>
          <table:table-cell table:style-name="ce36" table:formula="of:=[.H7]" office:value-type="float" office:value="0.000238914071249184" calcext:value-type="float">
            <text:p>0.000238914071249</text:p>
          </table:table-cell>
          <table:table-cell table:style-name="ce36" table:formula="of:=[.I5]" office:value-type="float" office:value="428.832902670112" calcext:value-type="float">
            <text:p>428.832902670112</text:p>
          </table:table-cell>
          <table:table-cell table:style-name="ce36" table:formula="of:=[.J5]" office:value-type="float" office:value="0.0721335878550759" calcext:value-type="float">
            <text:p>0.072133587855076</text:p>
          </table:table-cell>
          <table:table-cell table:style-name="ce36" table:formula="of:=[.K5]" office:value-type="float" office:value="0.0682914302944054" calcext:value-type="float">
            <text:p>0.068291430294405</text:p>
          </table:table-cell>
          <table:table-cell table:style-name="ce36" table:formula="of:=[.L5]" office:value-type="float" office:value="0.0170737943499703" calcext:value-type="float">
            <text:p>0.017073794349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efficiency</text:p>
          </table:table-cell>
          <table:table-cell table:style-name="ce36" table:formula="of:=[.E8]" office:value-type="float" office:value="0.00468039405470625" calcext:value-type="float">
            <text:p>0.004680394054706</text:p>
          </table:table-cell>
          <table:table-cell table:style-name="ce36" table:formula="of:=[.F8]" office:value-type="float" office:value="0.0000593874579072466" calcext:value-type="float">
            <text:p>5.93874579072466E-05</text:p>
          </table:table-cell>
          <table:table-cell table:style-name="ce36" table:formula="of:=[.G8]" office:value-type="float" office:value="0.0000142784442789577" calcext:value-type="float">
            <text:p>1.42784442789577E-05</text:p>
          </table:table-cell>
          <table:table-cell table:style-name="ce36" table:formula="of:=[.H8]" office:value-type="float" office:value="0.00000373303236326851" calcext:value-type="float">
            <text:p>3.73303236326851E-06</text:p>
          </table:table-cell>
          <table:table-cell table:style-name="ce36" table:formula="of:=[.I6]" office:value-type="float" office:value="0.000011306" calcext:value-type="float">
            <text:p>1.1306E-05</text:p>
          </table:table-cell>
          <table:table-cell table:style-name="ce36" table:formula="of:=[.J6]" office:value-type="float" office:value="0.00106805" calcext:value-type="float">
            <text:p>0.00106805</text:p>
          </table:table-cell>
          <table:table-cell table:style-name="ce36" table:formula="of:=[.K6]" office:value-type="float" office:value="0.001986442" calcext:value-type="float">
            <text:p>0.001986442</text:p>
          </table:table-cell>
          <table:table-cell table:style-name="ce36" table:formula="of:=[.L6]" office:value-type="float" office:value="0.004670113" calcext:value-type="float">
            <text:p>0.0046701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speedup</text:p>
          </table:table-cell>
          <table:table-cell table:style-name="ce36" table:formula="of:=[.E10]" office:value-type="float" office:value="0.182381921591752" calcext:value-type="float">
            <text:p>0.182381921591752</text:p>
          </table:table-cell>
          <table:table-cell table:style-name="ce36" table:formula="of:=[.F10]" office:value-type="float" office:value="0.0275108925976245" calcext:value-type="float">
            <text:p>0.027510892597625</text:p>
          </table:table-cell>
          <table:table-cell table:style-name="ce36" table:formula="of:=[.G10]" office:value-type="float" office:value="0.0196210846849944" calcext:value-type="float">
            <text:p>0.019621084684994</text:p>
          </table:table-cell>
          <table:table-cell table:style-name="ce36" table:formula="of:=[.H10]" office:value-type="float" office:value="0.00920849048177462" calcext:value-type="float">
            <text:p>0.009208490481775</text:p>
          </table:table-cell>
          <table:table-cell table:style-name="ce36" table:formula="of:=[.I7]" office:value-type="float" office:value="392.05342296126" calcext:value-type="float">
            <text:p>392.05342296126</text:p>
          </table:table-cell>
          <table:table-cell table:style-name="ce36" table:formula="of:=[.J7]" office:value-type="float" office:value="4.15013903843453" calcext:value-type="float">
            <text:p>4.15013903843453</text:p>
          </table:table-cell>
          <table:table-cell table:style-name="ce36" table:formula="of:=[.K7]" office:value-type="float" office:value="2.23140469240985" calcext:value-type="float">
            <text:p>2.23140469240985</text:p>
          </table:table-cell>
          <table:table-cell table:style-name="ce36" table:formula="of:=[.L7]" office:value-type="float" office:value="0.949132494224444" calcext:value-type="float">
            <text:p>0.9491324942244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efficiency</text:p>
          </table:table-cell>
          <table:table-cell table:style-name="ce36" table:formula="of:=[.E11]" office:value-type="float" office:value="0.182381921591752" calcext:value-type="float">
            <text:p>0.182381921591752</text:p>
          </table:table-cell>
          <table:table-cell table:style-name="ce36" table:formula="of:=[.F11]" office:value-type="float" office:value="0.00171943078735153" calcext:value-type="float">
            <text:p>0.001719430787352</text:p>
          </table:table-cell>
          <table:table-cell table:style-name="ce36" table:formula="of:=[.G11]" office:value-type="float" office:value="0.000613158896406075" calcext:value-type="float">
            <text:p>0.000613158896406</text:p>
          </table:table-cell>
          <table:table-cell table:style-name="ce36" table:formula="of:=[.H11]" office:value-type="float" office:value="0.000143882663777728" calcext:value-type="float">
            <text:p>0.000143882663778</text:p>
          </table:table-cell>
          <table:table-cell table:style-name="ce36" table:formula="of:=[.I8]" office:value-type="float" office:value="392.05342296126" calcext:value-type="float">
            <text:p>392.05342296126</text:p>
          </table:table-cell>
          <table:table-cell table:style-name="ce36" table:formula="of:=[.J8]" office:value-type="float" office:value="0.259383689902158" calcext:value-type="float">
            <text:p>0.259383689902158</text:p>
          </table:table-cell>
          <table:table-cell table:style-name="ce36" table:formula="of:=[.K8]" office:value-type="float" office:value="0.0697313966378077" calcext:value-type="float">
            <text:p>0.069731396637808</text:p>
          </table:table-cell>
          <table:table-cell table:style-name="ce36" table:formula="of:=[.L8]" office:value-type="float" office:value="0.0148301952222569" calcext:value-type="float">
            <text:p>0.0148301952222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speedup</text:p>
          </table:table-cell>
          <table:table-cell table:style-name="ce36" table:formula="of:=[.E13]" office:value-type="float" office:value="0.667400233876629" calcext:value-type="float">
            <text:p>0.667400233876629</text:p>
          </table:table-cell>
          <table:table-cell table:style-name="ce36" table:formula="of:=[.F13]" office:value-type="float" office:value="2.35006770524493" calcext:value-type="float">
            <text:p>2.35006770524493</text:p>
          </table:table-cell>
          <table:table-cell table:style-name="ce36" table:formula="of:=[.G13]" office:value-type="float" office:value="1.94430998995947" calcext:value-type="float">
            <text:p>1.94430998995947</text:p>
          </table:table-cell>
          <table:table-cell table:style-name="ce36" table:formula="of:=[.H13]" office:value-type="float" office:value="1.71361874244693" calcext:value-type="float">
            <text:p>1.71361874244693</text:p>
          </table:table-cell>
          <table:table-cell table:style-name="ce36" table:formula="of:=[.I9]" office:value-type="float" office:value="0.000138939" calcext:value-type="float">
            <text:p>0.000138939</text:p>
          </table:table-cell>
          <table:table-cell table:style-name="ce36" table:formula="of:=[.J9]" office:value-type="float" office:value="0.001250613" calcext:value-type="float">
            <text:p>0.001250613</text:p>
          </table:table-cell>
          <table:table-cell table:style-name="ce36" table:formula="of:=[.K9]" office:value-type="float" office:value="0.002145785" calcext:value-type="float">
            <text:p>0.002145785</text:p>
          </table:table-cell>
          <table:table-cell table:style-name="ce36" table:formula="of:=[.L9]" office:value-type="float" office:value="0.003791412" calcext:value-type="float">
            <text:p>0.0037914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efficiency</text:p>
          </table:table-cell>
          <table:table-cell table:style-name="ce36" table:formula="of:=[.E14]" office:value-type="float" office:value="0.667400233876629" calcext:value-type="float">
            <text:p>0.667400233876629</text:p>
          </table:table-cell>
          <table:table-cell table:style-name="ce36" table:formula="of:=[.F14]" office:value-type="float" office:value="0.146879231577808" calcext:value-type="float">
            <text:p>0.146879231577808</text:p>
          </table:table-cell>
          <table:table-cell table:style-name="ce36" table:formula="of:=[.G14]" office:value-type="float" office:value="0.0607596871862335" calcext:value-type="float">
            <text:p>0.060759687186234</text:p>
          </table:table-cell>
          <table:table-cell table:style-name="ce36" table:formula="of:=[.H14]" office:value-type="float" office:value="0.0267752928507333" calcext:value-type="float">
            <text:p>0.026775292850733</text:p>
          </table:table-cell>
          <table:table-cell table:style-name="ce36" table:formula="of:=[.I10]" office:value-type="float" office:value="29.9761190162589" calcext:value-type="float">
            <text:p>29.9761190162589</text:p>
          </table:table-cell>
          <table:table-cell table:style-name="ce36" table:formula="of:=[.J10]" office:value-type="float" office:value="3.330248446162" calcext:value-type="float">
            <text:p>3.330248446162</text:p>
          </table:table-cell>
          <table:table-cell table:style-name="ce36" table:formula="of:=[.K10]" office:value-type="float" office:value="1.94094562129943" calcext:value-type="float">
            <text:p>1.94094562129943</text:p>
          </table:table-cell>
          <table:table-cell table:style-name="ce36" table:formula="of:=[.L10]" office:value-type="float" office:value="1.09849628581647" calcext:value-type="float">
            <text:p>1.098496285816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speedup</text:p>
          </table:table-cell>
          <table:table-cell table:style-name="ce36" table:formula="of:=[.E16]" office:value-type="float" office:value="0.380880492991727" calcext:value-type="float">
            <text:p>0.380880492991727</text:p>
          </table:table-cell>
          <table:table-cell table:style-name="ce36" table:formula="of:=[.F16]" office:value-type="float" office:value="2.6556412047424" calcext:value-type="float">
            <text:p>2.6556412047424</text:p>
          </table:table-cell>
          <table:table-cell table:style-name="ce36" table:formula="of:=[.G16]" office:value-type="float" office:value="2.67895984094939" calcext:value-type="float">
            <text:p>2.67895984094939</text:p>
          </table:table-cell>
          <table:table-cell table:style-name="ce36" table:formula="of:=[.H16]" office:value-type="float" office:value="2.72886155227895" calcext:value-type="float">
            <text:p>2.72886155227895</text:p>
          </table:table-cell>
          <table:table-cell table:style-name="ce36" table:formula="of:=[.I11]" office:value-type="float" office:value="29.9761190162589" calcext:value-type="float">
            <text:p>29.9761190162589</text:p>
          </table:table-cell>
          <table:table-cell table:style-name="ce36" table:formula="of:=[.J11]" office:value-type="float" office:value="0.208140527885125" calcext:value-type="float">
            <text:p>0.208140527885125</text:p>
          </table:table-cell>
          <table:table-cell table:style-name="ce36" table:formula="of:=[.K11]" office:value-type="float" office:value="0.0606545506656072" calcext:value-type="float">
            <text:p>0.060654550665607</text:p>
          </table:table-cell>
          <table:table-cell table:style-name="ce36" table:formula="of:=[.L11]" office:value-type="float" office:value="0.0171640044658824" calcext:value-type="float">
            <text:p>0.0171640044658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efficiency</text:p>
          </table:table-cell>
          <table:table-cell table:style-name="ce36" table:formula="of:=[.E17]" office:value-type="float" office:value="0.380880492991727" calcext:value-type="float">
            <text:p>0.380880492991727</text:p>
          </table:table-cell>
          <table:table-cell table:style-name="ce36" table:formula="of:=[.F17]" office:value-type="float" office:value="0.1659775752964" calcext:value-type="float">
            <text:p>0.1659775752964</text:p>
          </table:table-cell>
          <table:table-cell table:style-name="ce36" table:formula="of:=[.G17]" office:value-type="float" office:value="0.0837174950296686" calcext:value-type="float">
            <text:p>0.083717495029669</text:p>
          </table:table-cell>
          <table:table-cell table:style-name="ce36" table:formula="of:=[.H17]" office:value-type="float" office:value="0.0426384617543586" calcext:value-type="float">
            <text:p>0.042638461754359</text:p>
          </table:table-cell>
          <table:table-cell table:style-name="ce36" table:formula="of:=[.I12]" office:value-type="float" office:value="0.038822496" calcext:value-type="float">
            <text:p>0.038822496</text:p>
          </table:table-cell>
          <table:table-cell table:style-name="ce36" table:formula="of:=[.J12]" office:value-type="float" office:value="0.009139428" calcext:value-type="float">
            <text:p>0.009139428</text:p>
          </table:table-cell>
          <table:table-cell table:style-name="ce36" table:formula="of:=[.K12]" office:value-type="float" office:value="0.01139521" calcext:value-type="float">
            <text:p>0.01139521</text:p>
          </table:table-cell>
          <table:table-cell table:style-name="ce36" table:formula="of:=[.L12]" office:value-type="float" office:value="0.024492193" calcext:value-type="float">
            <text:p>0.0244921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speedup</text:p>
          </table:table-cell>
          <table:table-cell table:style-name="ce36" table:formula="of:=[.E19]" office:value-type="float" office:value="0.393184129579589" calcext:value-type="float">
            <text:p>0.393184129579589</text:p>
          </table:table-cell>
          <table:table-cell table:style-name="ce36" table:formula="of:=[.F19]" office:value-type="float" office:value="2.73086342870831" calcext:value-type="float">
            <text:p>2.73086342870831</text:p>
          </table:table-cell>
          <table:table-cell table:style-name="ce36" table:formula="of:=[.G19]" office:value-type="float" office:value="2.7386122433345" calcext:value-type="float">
            <text:p>2.7386122433345</text:p>
          </table:table-cell>
          <table:table-cell table:style-name="ce36" table:formula="of:=[.H19]" office:value-type="float" office:value="2.76329389485681" calcext:value-type="float">
            <text:p>2.76329389485681</text:p>
          </table:table-cell>
          <table:table-cell table:style-name="ce36" table:formula="of:=[.I13]" office:value-type="float" office:value="0.518877920677743" calcext:value-type="float">
            <text:p>0.518877920677743</text:p>
          </table:table-cell>
          <table:table-cell table:style-name="ce36" table:formula="of:=[.J13]" office:value-type="float" office:value="2.20409154708588" calcext:value-type="float">
            <text:p>2.20409154708588</text:p>
          </table:table-cell>
          <table:table-cell table:style-name="ce36" table:formula="of:=[.K13]" office:value-type="float" office:value="1.76777224816392" calcext:value-type="float">
            <text:p>1.76777224816392</text:p>
          </table:table-cell>
          <table:table-cell table:style-name="ce36" table:formula="of:=[.L13]" office:value-type="float" office:value="0.822471715783066" calcext:value-type="float">
            <text:p>0.8224717157830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>
            <text:p>efficiency</text:p>
          </table:table-cell>
          <table:table-cell table:style-name="ce36" table:formula="of:=[.E20]" office:value-type="float" office:value="0.393184129579589" calcext:value-type="float">
            <text:p>0.393184129579589</text:p>
          </table:table-cell>
          <table:table-cell table:style-name="ce36" table:formula="of:=[.F20]" office:value-type="float" office:value="0.170678964294269" calcext:value-type="float">
            <text:p>0.170678964294269</text:p>
          </table:table-cell>
          <table:table-cell table:style-name="ce36" table:formula="of:=[.G20]" office:value-type="float" office:value="0.0855816326042032" calcext:value-type="float">
            <text:p>0.085581632604203</text:p>
          </table:table-cell>
          <table:table-cell table:style-name="ce36" table:formula="of:=[.H20]" office:value-type="float" office:value="0.0431764671071376" calcext:value-type="float">
            <text:p>0.043176467107138</text:p>
          </table:table-cell>
          <table:table-cell table:style-name="ce36" table:formula="of:=[.I14]" office:value-type="float" office:value="0.518877920677743" calcext:value-type="float">
            <text:p>0.518877920677743</text:p>
          </table:table-cell>
          <table:table-cell table:style-name="ce36" table:formula="of:=[.J14]" office:value-type="float" office:value="0.137755721692867" calcext:value-type="float">
            <text:p>0.137755721692867</text:p>
          </table:table-cell>
          <table:table-cell table:style-name="ce36" table:formula="of:=[.K14]" office:value-type="float" office:value="0.0552428827551225" calcext:value-type="float">
            <text:p>0.055242882755123</text:p>
          </table:table-cell>
          <table:table-cell table:style-name="ce36" table:formula="of:=[.L14]" office:value-type="float" office:value="0.0128511205591104" calcext:value-type="float">
            <text:p>0.01285112055911</text:p>
          </table:table-cell>
          <table:table-cell table:number-columns-repeated="3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number number:decimal-places="10" loext:min-decimal-places="10" number:min-integer-digits="1" number:grouping="true"/>
    </number:number-style>
    <number:number-style style:name="N132">
      <number:number number:decimal-places="11" loext:min-decimal-places="11" number:min-integer-digits="1" number:grouping="true"/>
    </number:number-style>
    <number:number-style style:name="N133">
      <number:number number:decimal-places="12" loext:min-decimal-places="12" number:min-integer-digits="1" number:grouping="true"/>
    </number:number-style>
    <number:number-style style:name="N134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7:30:36.184449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2-07T18:45:17.382930350</dc:date>
    <meta:editing-duration>PT1H58M34S</meta:editing-duration>
    <meta:editing-cycles>13</meta:editing-cycles>
    <meta:generator>LibreOffice/6.0.7.3$Linux_X86_64 LibreOffice_project/00m0$Build-3</meta:generator>
    <meta:document-statistic meta:table-count="1" meta:cell-count="32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9" loext:min-decimal-places="9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2.707cm" style:legend-expansion="high" chart:style-name="ch2"/>
        <chart:plot-area chart:style-name="ch3" table:cell-range-address="Sheet1.E22:Sheet1.L33" chart:data-source-has-labels="column" svg:x="0.32cm" svg:y="0.18cm" svg:width="12.481cm" svg:height="8.64cm">
          <chartooo:coordinate-region svg:x="1.299cm" svg:y="0.18cm" svg:width="10.816cm" svg:height="6.527cm"/>
          <chart:axis chart:dimension="x" chart:name="primary-x" chart:style-name="ch4" chartooo:axis-type="auto">
            <chartooo:date-scale/>
            <chart:categories table:cell-range-address="Sheet1.E22:Sheet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2:Sheet1.F33" chart:class="chart:line">
            <chart:data-point chart:repeated="12"/>
          </chart:series>
          <chart:series chart:style-name="ch8" chart:values-cell-range-address="Sheet1.G22:Sheet1.G33" chart:class="chart:line">
            <chart:data-point chart:repeated="12"/>
          </chart:series>
          <chart:series chart:style-name="ch9" chart:values-cell-range-address="Sheet1.H22:Sheet1.H33" chart:class="chart:line">
            <chart:data-point chart:repeated="12"/>
          </chart:series>
          <chart:series chart:style-name="ch10" chart:values-cell-range-address="Sheet1.I22:Sheet1.I33" chart:class="chart:line">
            <chart:data-point chart:repeated="12"/>
          </chart:series>
          <chart:series chart:style-name="ch11" chart:values-cell-range-address="Sheet1.J22:Sheet1.J33" chart:class="chart:line">
            <chart:data-point chart:repeated="12"/>
          </chart:series>
          <chart:series chart:style-name="ch12" chart:values-cell-range-address="Sheet1.K22:Sheet1.K33" chart:class="chart:line">
            <chart:data-point chart:repeated="12"/>
          </chart:series>
          <chart:series chart:style-name="ch13" chart:values-cell-range-address="Sheet1.L22:Sheet1.L3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00214811309374681">
                <text:p>0.00214811309374681</text:p>
                <draw:g>
                  <svg:desc>Sheet1.E22:Sheet1.E33</svg:desc>
                </draw:g>
              </table:table-cell>
              <table:table-cell office:value-type="float" office:value="0.000435197004190299">
                <text:p>0.000435197004190299</text:p>
                <draw:g>
                  <svg:desc>Sheet1.F22:Sheet1.F33</svg:desc>
                </draw:g>
              </table:table-cell>
              <table:table-cell office:value-type="float" office:value="0.000244509881790298">
                <text:p>0.000244509881790298</text:p>
                <draw:g>
                  <svg:desc>Sheet1.G22:Sheet1.G33</svg:desc>
                </draw:g>
              </table:table-cell>
              <table:table-cell office:value-type="float" office:value="0.000103328033029263">
                <text:p>0.000103328033029263</text:p>
                <draw:g>
                  <svg:desc>Sheet1.H22:Sheet1.H33</svg:desc>
                </draw:g>
              </table:table-cell>
              <table:table-cell office:value-type="float" office:value="0.000010449">
                <text:p>0.000010449</text:p>
                <draw:g>
                  <svg:desc>Sheet1.I22:Sheet1.I33</svg:desc>
                </draw:g>
              </table:table-cell>
              <table:table-cell office:value-type="float" office:value="0.003882445">
                <text:p>0.003882445</text:p>
                <draw:g>
                  <svg:desc>Sheet1.J22:Sheet1.J33</svg:desc>
                </draw:g>
              </table:table-cell>
              <table:table-cell office:value-type="float" office:value="0.002050438">
                <text:p>0.002050438</text:p>
                <draw:g>
                  <svg:desc>Sheet1.K22:Sheet1.K33</svg:desc>
                </draw:g>
              </table:table-cell>
              <table:table-cell office:value-type="float" office:value="0.004100651">
                <text:p>0.004100651</text:p>
                <draw:g>
                  <svg:desc>Sheet1.L22:Sheet1.L33</svg:desc>
                </draw:g>
              </table:table-cell>
            </table:table-row>
            <table:table-row>
              <table:table-cell office:value-type="float" office:value="0.00214811309374681">
                <text:p>0.00214811309374681</text:p>
              </table:table-cell>
              <table:table-cell office:value-type="float" office:value="0.0000271998127618937">
                <text:p>0.0000271998127618937</text:p>
              </table:table-cell>
              <table:table-cell office:value-type="float" office:value="0.00000764093380594682">
                <text:p>0.00000764093380594682</text:p>
              </table:table-cell>
              <table:table-cell office:value-type="float" office:value="0.00000161450051608223">
                <text:p>0.00000161450051608223</text:p>
              </table:table-cell>
              <table:table-cell office:value-type="float" office:value="428.832902670112">
                <text:p>428.832902670112</text:p>
              </table:table-cell>
              <table:table-cell office:value-type="float" office:value="1.15413740568121">
                <text:p>1.15413740568121</text:p>
              </table:table-cell>
              <table:table-cell office:value-type="float" office:value="2.18532576942097">
                <text:p>2.18532576942097</text:p>
              </table:table-cell>
              <table:table-cell office:value-type="float" office:value="1.0927228383981">
                <text:p>1.0927228383981</text:p>
              </table:table-cell>
            </table:table-row>
            <table:table-row>
              <table:table-cell office:value-type="float" office:value="0.00468039405470625">
                <text:p>0.00468039405470625</text:p>
              </table:table-cell>
              <table:table-cell office:value-type="float" office:value="0.000950199326515945">
                <text:p>0.000950199326515945</text:p>
              </table:table-cell>
              <table:table-cell office:value-type="float" office:value="0.000456910216926647">
                <text:p>0.000456910216926647</text:p>
              </table:table-cell>
              <table:table-cell office:value-type="float" office:value="0.000238914071249184">
                <text:p>0.000238914071249184</text:p>
              </table:table-cell>
              <table:table-cell office:value-type="float" office:value="428.832902670112">
                <text:p>428.832902670112</text:p>
              </table:table-cell>
              <table:table-cell office:value-type="float" office:value="0.0721335878550759">
                <text:p>0.0721335878550759</text:p>
              </table:table-cell>
              <table:table-cell office:value-type="float" office:value="0.0682914302944054">
                <text:p>0.0682914302944054</text:p>
              </table:table-cell>
              <table:table-cell office:value-type="float" office:value="0.0170737943499703">
                <text:p>0.0170737943499703</text:p>
              </table:table-cell>
            </table:table-row>
            <table:table-row>
              <table:table-cell office:value-type="float" office:value="0.00468039405470625">
                <text:p>0.00468039405470625</text:p>
              </table:table-cell>
              <table:table-cell office:value-type="float" office:value="0.0000593874579072466">
                <text:p>0.0000593874579072466</text:p>
              </table:table-cell>
              <table:table-cell office:value-type="float" office:value="0.0000142784442789577">
                <text:p>0.0000142784442789577</text:p>
              </table:table-cell>
              <table:table-cell office:value-type="float" office:value="0.00000373303236326851">
                <text:p>0.00000373303236326851</text:p>
              </table:table-cell>
              <table:table-cell office:value-type="float" office:value="0.000011306">
                <text:p>0.000011306</text:p>
              </table:table-cell>
              <table:table-cell office:value-type="float" office:value="0.00106805">
                <text:p>0.00106805</text:p>
              </table:table-cell>
              <table:table-cell office:value-type="float" office:value="0.001986442">
                <text:p>0.001986442</text:p>
              </table:table-cell>
              <table:table-cell office:value-type="float" office:value="0.004670113">
                <text:p>0.004670113</text:p>
              </table:table-cell>
            </table:table-row>
            <table:table-row>
              <table:table-cell office:value-type="float" office:value="0.182381921591752">
                <text:p>0.182381921591752</text:p>
              </table:table-cell>
              <table:table-cell office:value-type="float" office:value="0.0275108925976245">
                <text:p>0.0275108925976245</text:p>
              </table:table-cell>
              <table:table-cell office:value-type="float" office:value="0.0196210846849944">
                <text:p>0.0196210846849944</text:p>
              </table:table-cell>
              <table:table-cell office:value-type="float" office:value="0.00920849048177462">
                <text:p>0.00920849048177462</text:p>
              </table:table-cell>
              <table:table-cell office:value-type="float" office:value="392.05342296126">
                <text:p>392.05342296126</text:p>
              </table:table-cell>
              <table:table-cell office:value-type="float" office:value="4.15013903843453">
                <text:p>4.15013903843453</text:p>
              </table:table-cell>
              <table:table-cell office:value-type="float" office:value="2.23140469240985">
                <text:p>2.23140469240985</text:p>
              </table:table-cell>
              <table:table-cell office:value-type="float" office:value="0.949132494224444">
                <text:p>0.949132494224444</text:p>
              </table:table-cell>
            </table:table-row>
            <table:table-row>
              <table:table-cell office:value-type="float" office:value="0.182381921591752">
                <text:p>0.182381921591752</text:p>
              </table:table-cell>
              <table:table-cell office:value-type="float" office:value="0.00171943078735153">
                <text:p>0.00171943078735153</text:p>
              </table:table-cell>
              <table:table-cell office:value-type="float" office:value="0.000613158896406075">
                <text:p>0.000613158896406075</text:p>
              </table:table-cell>
              <table:table-cell office:value-type="float" office:value="0.000143882663777728">
                <text:p>0.000143882663777728</text:p>
              </table:table-cell>
              <table:table-cell office:value-type="float" office:value="392.05342296126">
                <text:p>392.05342296126</text:p>
              </table:table-cell>
              <table:table-cell office:value-type="float" office:value="0.259383689902158">
                <text:p>0.259383689902158</text:p>
              </table:table-cell>
              <table:table-cell office:value-type="float" office:value="0.0697313966378077">
                <text:p>0.0697313966378077</text:p>
              </table:table-cell>
              <table:table-cell office:value-type="float" office:value="0.0148301952222569">
                <text:p>0.0148301952222569</text:p>
              </table:table-cell>
            </table:table-row>
            <table:table-row>
              <table:table-cell office:value-type="float" office:value="0.667400233876629">
                <text:p>0.667400233876629</text:p>
              </table:table-cell>
              <table:table-cell office:value-type="float" office:value="2.35006770524493">
                <text:p>2.35006770524493</text:p>
              </table:table-cell>
              <table:table-cell office:value-type="float" office:value="1.94430998995947">
                <text:p>1.94430998995947</text:p>
              </table:table-cell>
              <table:table-cell office:value-type="float" office:value="1.71361874244693">
                <text:p>1.71361874244693</text:p>
              </table:table-cell>
              <table:table-cell office:value-type="float" office:value="0.000138939">
                <text:p>0.000138939</text:p>
              </table:table-cell>
              <table:table-cell office:value-type="float" office:value="0.001250613">
                <text:p>0.001250613</text:p>
              </table:table-cell>
              <table:table-cell office:value-type="float" office:value="0.002145785">
                <text:p>0.002145785</text:p>
              </table:table-cell>
              <table:table-cell office:value-type="float" office:value="0.003791412">
                <text:p>0.003791412</text:p>
              </table:table-cell>
            </table:table-row>
            <table:table-row>
              <table:table-cell office:value-type="float" office:value="0.667400233876629">
                <text:p>0.667400233876629</text:p>
              </table:table-cell>
              <table:table-cell office:value-type="float" office:value="0.146879231577808">
                <text:p>0.146879231577808</text:p>
              </table:table-cell>
              <table:table-cell office:value-type="float" office:value="0.0607596871862335">
                <text:p>0.0607596871862335</text:p>
              </table:table-cell>
              <table:table-cell office:value-type="float" office:value="0.0267752928507333">
                <text:p>0.0267752928507333</text:p>
              </table:table-cell>
              <table:table-cell office:value-type="float" office:value="29.9761190162589">
                <text:p>29.9761190162589</text:p>
              </table:table-cell>
              <table:table-cell office:value-type="float" office:value="3.330248446162">
                <text:p>3.330248446162</text:p>
              </table:table-cell>
              <table:table-cell office:value-type="float" office:value="1.94094562129943">
                <text:p>1.94094562129943</text:p>
              </table:table-cell>
              <table:table-cell office:value-type="float" office:value="1.09849628581647">
                <text:p>1.09849628581647</text:p>
              </table:table-cell>
            </table:table-row>
            <table:table-row>
              <table:table-cell office:value-type="float" office:value="0.380880492991727">
                <text:p>0.380880492991727</text:p>
              </table:table-cell>
              <table:table-cell office:value-type="float" office:value="2.6556412047424">
                <text:p>2.6556412047424</text:p>
              </table:table-cell>
              <table:table-cell office:value-type="float" office:value="2.67895984094939">
                <text:p>2.67895984094939</text:p>
              </table:table-cell>
              <table:table-cell office:value-type="float" office:value="2.72886155227895">
                <text:p>2.72886155227895</text:p>
              </table:table-cell>
              <table:table-cell office:value-type="float" office:value="29.9761190162589">
                <text:p>29.9761190162589</text:p>
              </table:table-cell>
              <table:table-cell office:value-type="float" office:value="0.208140527885125">
                <text:p>0.208140527885125</text:p>
              </table:table-cell>
              <table:table-cell office:value-type="float" office:value="0.0606545506656072">
                <text:p>0.0606545506656072</text:p>
              </table:table-cell>
              <table:table-cell office:value-type="float" office:value="0.0171640044658824">
                <text:p>0.0171640044658824</text:p>
              </table:table-cell>
            </table:table-row>
            <table:table-row>
              <table:table-cell office:value-type="float" office:value="0.380880492991727">
                <text:p>0.380880492991727</text:p>
              </table:table-cell>
              <table:table-cell office:value-type="float" office:value="0.1659775752964">
                <text:p>0.1659775752964</text:p>
              </table:table-cell>
              <table:table-cell office:value-type="float" office:value="0.0837174950296686">
                <text:p>0.0837174950296686</text:p>
              </table:table-cell>
              <table:table-cell office:value-type="float" office:value="0.0426384617543586">
                <text:p>0.0426384617543586</text:p>
              </table:table-cell>
              <table:table-cell office:value-type="float" office:value="0.038822496">
                <text:p>0.038822496</text:p>
              </table:table-cell>
              <table:table-cell office:value-type="float" office:value="0.009139428">
                <text:p>0.009139428</text:p>
              </table:table-cell>
              <table:table-cell office:value-type="float" office:value="0.01139521">
                <text:p>0.01139521</text:p>
              </table:table-cell>
              <table:table-cell office:value-type="float" office:value="0.024492193">
                <text:p>0.024492193</text:p>
              </table:table-cell>
            </table:table-row>
            <table:table-row>
              <table:table-cell office:value-type="float" office:value="0.393184129579589">
                <text:p>0.393184129579589</text:p>
              </table:table-cell>
              <table:table-cell office:value-type="float" office:value="2.73086342870831">
                <text:p>2.73086342870831</text:p>
              </table:table-cell>
              <table:table-cell office:value-type="float" office:value="2.7386122433345">
                <text:p>2.7386122433345</text:p>
              </table:table-cell>
              <table:table-cell office:value-type="float" office:value="2.76329389485681">
                <text:p>2.76329389485681</text:p>
              </table:table-cell>
              <table:table-cell office:value-type="float" office:value="0.518877920677743">
                <text:p>0.518877920677743</text:p>
              </table:table-cell>
              <table:table-cell office:value-type="float" office:value="2.20409154708588">
                <text:p>2.20409154708588</text:p>
              </table:table-cell>
              <table:table-cell office:value-type="float" office:value="1.76777224816392">
                <text:p>1.76777224816392</text:p>
              </table:table-cell>
              <table:table-cell office:value-type="float" office:value="0.822471715783066">
                <text:p>0.822471715783066</text:p>
              </table:table-cell>
            </table:table-row>
            <table:table-row>
              <table:table-cell office:value-type="float" office:value="0.393184129579589">
                <text:p>0.393184129579589</text:p>
              </table:table-cell>
              <table:table-cell office:value-type="float" office:value="0.170678964294269">
                <text:p>0.170678964294269</text:p>
              </table:table-cell>
              <table:table-cell office:value-type="float" office:value="0.0855816326042032">
                <text:p>0.0855816326042032</text:p>
              </table:table-cell>
              <table:table-cell office:value-type="float" office:value="0.0431764671071376">
                <text:p>0.0431764671071376</text:p>
              </table:table-cell>
              <table:table-cell office:value-type="float" office:value="0.518877920677743">
                <text:p>0.518877920677743</text:p>
              </table:table-cell>
              <table:table-cell office:value-type="float" office:value="0.137755721692867">
                <text:p>0.137755721692867</text:p>
              </table:table-cell>
              <table:table-cell office:value-type="float" office:value="0.0552428827551225">
                <text:p>0.0552428827551225</text:p>
              </table:table-cell>
              <table:table-cell office:value-type="float" office:value="0.0128511205591104">
                <text:p>0.0128511205591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